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 style:list-style-name="L1">
      <style:text-properties officeooo:rsid="000b74d4" officeooo:paragraph-rsid="000b74d4"/>
    </style:style>
    <style:style style:name="P4" style:family="paragraph" style:parent-style-name="Standard">
      <style:paragraph-properties fo:text-align="center" style:justify-single-word="false"/>
      <style:text-properties officeooo:rsid="000b74d4"/>
    </style:style>
    <style:style style:name="P5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6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7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8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0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1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2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13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14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1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16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17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18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color="#000000" fo:background-color="#fffffe"/>
    </style:style>
    <style:style style:name="P20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9f7" style:font-weight-asian="bold" style:font-weight-complex="bold"/>
    </style:style>
    <style:style style:name="T3" style:family="text">
      <style:text-properties style:font-name="Droid Sans Mono" fo:font-size="9pt" fo:font-weight="normal"/>
    </style:style>
    <style:style style:name="T4" style:family="text">
      <style:text-properties fo:color="#a31515" style:font-name="Droid Sans Mono" fo:font-size="9pt" fo:font-weight="normal"/>
    </style:style>
    <style:style style:name="T5" style:family="text">
      <style:text-properties fo:color="#0451a5" style:font-name="Droid Sans Mono" fo:font-size="9pt" fo:font-weight="normal"/>
    </style:style>
    <style:style style:name="T6" style:family="text">
      <style:text-properties fo:color="#0451a5" style:font-name="Droid Sans Mono" fo:font-size="9pt" fo:font-weight="normal" officeooo:rsid="000e3aab"/>
    </style:style>
    <style:style style:name="T7" style:family="text">
      <style:text-properties fo:color="#09885a" style:font-name="Droid Sans Mono" fo:font-size="9pt" fo:font-weight="normal"/>
    </style:style>
    <style:style style:name="T8" style:family="text">
      <style:text-properties officeooo:rsid="000e3aab"/>
    </style:style>
    <style:style style:name="T9" style:family="text">
      <style:text-properties officeooo:rsid="000ed9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/><text:span text:style-name="T1">UP Event Portal Backend</text:span></text:p>
      <text:p text:style-name="P1"/>
      <text:p text:style-name="P5">Back End Requirements:</text:p>
      <text:list xml:id="list3153283896" text:style-name="L1">
        <text:list-item>
          <text:p text:style-name="P3">node js</text:p>
        </text:list-item>
        <text:list-item>
          <text:p text:style-name="P3">mysql</text:p>
        </text:list-item>
        <text:list-item>
          <text:p text:style-name="P3">npm </text:p>
        </text:list-item>
        <text:list-item>
          <text:p text:style-name="P3">git</text:p>
        </text:list-item>
      </text:list>
      <text:p text:style-name="P2"/>
      <text:p text:style-name="P2"><text:span text:style-name="T1">Basic Config File</text:span>:</text:p>
      <text:p text:style-name="P2"><text:s text:c="3"/>config.json</text:p>
      <text:p text:style-name="P2"/>
      <text:p text:style-name="P5">Basic Command:</text:p>
      <text:p text:style-name="P6">npm start – to start the backend</text:p>
      <text:p text:style-name="P6">node db_migarte.js – to create tables an migrate some user an role data.</text:p>
      <text:p text:style-name="P6"/>
      <text:p text:style-name="P5">Basic Admin Credinatials:</text:p>
      <text:p text:style-name="P6"/>
      <text:p text:style-name="P6">Email : <text:a xlink:type="simple" xlink:href="mailto:admin@event.com" text:style-name="Internet_20_link" text:visited-style-name="Visited_20_Internet_20_Link">admin@event.com</text:a></text:p>
      <text:p text:style-name="P6">Password : Passw0rd</text:p>
      <text:p text:style-name="P5"/>
      <text:p text:style-name="P5">API Details:</text:p>
      <text:p text:style-name="P5"/>
      <text:p text:style-name="P5">1)Admin/User Login</text:p>
      <text:p text:style-name="P6"/>
      <text:p text:style-name="P6">URL:127.0.0.1:8012/api/login</text:p>
      <text:p text:style-name="P6"/>
      <text:p text:style-name="P6">Method:POST</text:p>
      <text:p text:style-name="P6"/>
      <text:p text:style-name="P6">Sample Json Data:</text:p>
      <text:p text:style-name="P6"/>
      <text:p text:style-name="P6">{</text:p>
      <text:p text:style-name="P6">email : <text:a xlink:type="simple" xlink:href="mailto:admin@event.com" text:style-name="Internet_20_link" text:visited-style-name="Visited_20_Internet_20_Link">admin@event.com</text:a></text:p>
      <text:p text:style-name="P6">password : Passw0rd</text:p>
      <text:p text:style-name="P6">}</text:p>
      <text:p text:style-name="P6"/>
      <text:p text:style-name="P6">Response:</text:p>
      <text:p text:style-name="P14">{</text:p>
      <text:p text:style-name="P19">    <text:span text:style-name="T4">"success"</text:span><text:span text:style-name="T3">: </text:span><text:span text:style-name="T5">true</text:span><text:span text:style-name="T3">,</text:span></text:p>
      <text:p text:style-name="P19">    <text:span text:style-name="T4">"data"</text:span><text:span text:style-name="T3">: {</text:span></text:p>
      <text:p text:style-name="P19">        <text:span text:style-name="T4">"id"</text:span><text:span text:style-name="T3">: </text:span><text:span text:style-name="T7">1</text:span><text:span text:style-name="T3">,</text:span></text:p>
      <text:p text:style-name="P19">        <text:span text:style-name="T4">"first_name"</text:span><text:span text:style-name="T3">: </text:span><text:span text:style-name="T5">"admin"</text:span><text:span text:style-name="T3">,</text:span></text:p>
      <text:p text:style-name="P19">        <text:span text:style-name="T4">"role_id"</text:span><text:span text:style-name="T3">: </text:span><text:span text:style-name="T7">1</text:span><text:span text:style-name="T3">,</text:span></text:p>
      <text:p text:style-name="P19">        <text:span text:style-name="T4">"token"</text:span><text:span text:style-name="T3">: </text:span><text:span text:style-name="T5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3">,</text:span></text:p>
      <text:p text:style-name="P19">        <text:span text:style-name="T4">"is_admin"</text:span><text:span text:style-name="T3">: </text:span><text:span text:style-name="T5">true</text:span><text:span text:style-name="T3">,</text:span></text:p>
      <text:p text:style-name="P19">        <text:span text:style-name="T4">"is_super_admin"</text:span><text:span text:style-name="T3">: </text:span><text:span text:style-name="T5">true</text:span><text:span text:style-name="T3">,</text:span></text:p>
      <text:p text:style-name="P19"><text:soft-page-break/>        <text:span text:style-name="T4">"last_login_time"</text:span><text:span text:style-name="T3">: </text:span><text:span text:style-name="T5">"09-Mar-2020 10:29:49 PM"</text:span><text:span text:style-name="T3">,</text:span></text:p>
      <text:p text:style-name="P19">        <text:span text:style-name="T4">"current_login_time"</text:span><text:span text:style-name="T3">: </text:span><text:span text:style-name="T5">"09-Mar-2020 11:26:58 PM"</text:span></text:p>
      <text:p text:style-name="P19">    <text:span text:style-name="T3">}</text:span></text:p>
      <text:p text:style-name="P12">}</text:p>
      <text:p text:style-name="P6"/>
      <text:p text:style-name="P6"/>
      <text:p text:style-name="P5">2) Forgot Password</text:p>
      <text:p text:style-name="P5"/>
      <text:p text:style-name="P7">URL:127.0.0.1:8012/api/<text:span text:style-name="T8">forgot_password</text:span></text:p>
      <text:p text:style-name="P7"/>
      <text:p text:style-name="P7">Method:POST</text:p>
      <text:p text:style-name="P7"/>
      <text:p text:style-name="P7">Sample Json Data:</text:p>
      <text:p text:style-name="P7">{</text:p>
      <text:p text:style-name="P7">email : <text:a xlink:type="simple" xlink:href="mailto:admin@event.com" text:style-name="Internet_20_link" text:visited-style-name="Visited_20_Internet_20_Link">admin@event.com</text:a></text:p>
      <text:p text:style-name="P7">}</text:p>
      <text:p text:style-name="P7"/>
      <text:p text:style-name="P7"/>
      <text:p text:style-name="P10"><text:span text:style-name="T1">Response</text:span>:</text:p>
      <text:p text:style-name="P10"/>
      <text:p text:style-name="P16">{</text:p>
      <text:p text:style-name="P19">    <text:span text:style-name="T4">"success"</text:span><text:span text:style-name="T3">: </text:span><text:span text:style-name="T5">true</text:span><text:span text:style-name="T3">,</text:span></text:p>
      <text:p text:style-name="P19">    <text:span text:style-name="T4">"message"</text:span><text:span text:style-name="T3">: </text:span><text:span text:style-name="T5">"Please check you mail to Reset your Password"</text:span></text:p>
      <text:p text:style-name="P12">}</text:p>
      <text:p text:style-name="P12"/>
      <text:p text:style-name="P12"/>
      <text:p text:style-name="P18">3) Reset Password</text:p>
      <text:p text:style-name="P18"/>
      <text:p text:style-name="P8">URL:127.0.0.1:8012/api/reset_password</text:p>
      <text:p text:style-name="P8"/>
      <text:p text:style-name="P8">Method:POST</text:p>
      <text:p text:style-name="P8"/>
      <text:p text:style-name="P8">Sample Json Data:</text:p>
      <text:p text:style-name="P8">{</text:p>
      <text:p text:style-name="P8"><text:span text:style-name="T8">token</text:span> : <text:a xlink:type="simple" xlink:href="mailto:admin@event.com" text:style-name="Internet_20_link" text:visited-style-name="Visited_20_Internet_20_Link">admin@event.com</text:a>,</text:p>
      <text:p text:style-name="P11">password:123456,</text:p>
      <text:p text:style-name="P11">confoirm_password:123456</text:p>
      <text:p text:style-name="P8">}</text:p>
      <text:p text:style-name="P8"/>
      <text:p text:style-name="P11"><text:span text:style-name="T1">Response</text:span>:</text:p>
      <text:p text:style-name="P11"/>
      <text:p text:style-name="P17">{</text:p>
      <text:p text:style-name="P20">    <text:span text:style-name="T4">"success"</text:span><text:span text:style-name="T3">: </text:span><text:span text:style-name="T5">true</text:span><text:span text:style-name="T3">,</text:span></text:p>
      <text:p text:style-name="P20">    <text:span text:style-name="T4">"message"</text:span><text:span text:style-name="T3">: </text:span><text:span text:style-name="T5">"</text:span><text:span text:style-name="T6">Password Reset Successfully</text:span><text:span text:style-name="T5">"</text:span></text:p>
      <text:p text:style-name="P13">}</text:p>
      <text:p text:style-name="P15"/>
      <text:p text:style-name="P18">4) Users List</text:p>
      <text:p text:style-name="P18"/>
      <text:p text:style-name="P8">URL:127.0.0.1:8012/api/<text:span text:style-name="T8">users</text:span></text:p>
      <text:p text:style-name="P8"/>
      <text:p text:style-name="P8">Method:<text:span text:style-name="T8">GET</text:span></text:p>
      <text:p text:style-name="P8"/>
      <text:p text:style-name="P8"/>
      <text:p text:style-name="P8"/>
      <text:p text:style-name="P15"><text:soft-page-break/></text:p>
      <text:p text:style-name="P15"/>
      <text:p text:style-name="P18">5) Users Login Log List</text:p>
      <text:p text:style-name="P18"/>
      <text:p text:style-name="P8">URL:127.0.0.1:8012/pi/login_log</text:p>
      <text:p text:style-name="P8"/>
      <text:p text:style-name="P8">Method:<text:span text:style-name="T8">GET</text:span></text:p>
      <text:p text:style-name="P8"/>
      <text:p text:style-name="P8"/>
      <text:p text:style-name="P11">6)<text:span text:style-name="T2">Roles List</text:span></text:p>
      <text:p text:style-name="P11"><text:span text:style-name="T2"/></text:p>
      <text:p text:style-name="P9">URL:127.0.0.1:8012/api/<text:span text:style-name="T9">roles</text:span></text:p>
      <text:p text:style-name="P9"/>
      <text:p text:style-name="P9">Method:<text:span text:style-name="T8">GET</text:span></text:p>
      <text:p text:style-name="P9"><text:span text:style-name="T2"/></text:p>
      <text:p text:style-name="P11"/>
      <text:p text:style-name="P11"/>
      <text:p text:style-name="P11"/>
      <text:p text:style-name="P11"/>
      <text:p text:style-name="P15"/>
      <text:p text:style-name="P18"/>
      <text:p text:style-name="P18"/>
      <text:p text:style-name="P18"/>
      <text:p text:style-name="P1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3-10T08:42:20.017333123</dc:date>
    <meta:editing-duration>PT4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2" meta:word-count="161" meta:character-count="1924" meta:non-whitespace-character-count="1740"/>
  </office:meta>
</office:document-meta>
</file>